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>
      <style:text-properties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Sans" fo:font-size="13pt" fo:language="fr" fo:country="FR" officeooo:rsid="002660a5" officeooo:paragraph-rsid="0028b8cd" style:font-size-asian="13pt" style:font-size-complex="13pt"/>
    </style:style>
    <style:style style:name="P3" style:family="paragraph" style:parent-style-name="Standard">
      <style:text-properties style:font-name="FreeSans" fo:font-size="13pt" fo:language="fr" fo:country="FR" officeooo:paragraph-rsid="0028b8cd" style:font-size-asian="13pt" style:font-size-complex="13pt"/>
    </style:style>
    <style:style style:name="P4" style:family="paragraph" style:parent-style-name="Standard">
      <style:text-properties style:font-name="FreeSans" fo:font-size="13pt" fo:language="fr" fo:country="FR" fo:font-style="italic" officeooo:paragraph-rsid="0028b8cd" style:font-size-asian="13pt" style:font-style-asian="italic" style:font-size-complex="13pt" style:font-style-complex="italic"/>
    </style:style>
    <style:style style:name="P5" style:family="paragraph" style:parent-style-name="Standard">
      <style:text-properties style:font-name="FreeSans" fo:font-size="13pt" fo:language="fr" fo:country="FR" fo:font-style="italic" style:text-underline-style="solid" style:text-underline-width="auto" style:text-underline-color="font-color" officeooo:paragraph-rsid="0028b8cd" style:font-size-asian="13pt" style:font-style-asian="italic" style:font-size-complex="13pt" style:font-style-complex="italic"/>
    </style:style>
    <style:style style:name="P6" style:family="paragraph" style:parent-style-name="Standard">
      <style:text-properties style:font-name="FreeSans" fo:font-size="13pt" fo:language="fr" fo:country="FR" fo:font-style="normal" officeooo:paragraph-rsid="0028b8cd" style:font-size-asian="13pt" style:font-style-asian="normal" style:font-size-complex="13pt" style:font-style-complex="normal"/>
    </style:style>
    <style:style style:name="P7" style:family="paragraph" style:parent-style-name="Standard">
      <style:text-properties style:font-name="FreeSans" fo:font-size="13pt" fo:language="fr" fo:country="FR" fo:font-style="normal" style:text-underline-style="solid" style:text-underline-width="auto" style:text-underline-color="font-color" officeooo:paragraph-rsid="0028b8cd" style:font-size-asian="13pt" style:font-style-asian="normal" style:font-size-complex="13pt" style:font-style-complex="normal"/>
    </style:style>
    <style:style style:name="P8" style:family="paragraph" style:parent-style-name="Standard">
      <style:text-properties style:font-name="FreeSans" fo:font-size="13pt" fo:language="fr" fo:country="FR" fo:font-style="normal" fo:font-weight="bold" officeooo:paragraph-rsid="0028b8cd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text-properties style:font-name="FreeSans" fo:font-size="13pt" fo:language="fr" fo:country="FR" style:text-underline-style="solid" style:text-underline-width="auto" style:text-underline-color="font-color" officeooo:paragraph-rsid="0028b8cd" style:font-size-asian="13pt" style:font-size-complex="13pt"/>
    </style:style>
    <style:style style:name="P10" style:family="paragraph" style:parent-style-name="Standard">
      <style:text-properties style:font-name="FreeSans" fo:language="fr" fo:country="FR" officeooo:paragraph-rsid="0028b8cd"/>
    </style:style>
    <style:style style:name="P11" style:family="paragraph" style:parent-style-name="Standard">
      <style:text-properties style:font-name="FreeSans" fo:font-size="11pt" fo:language="fr" fo:country="FR" officeooo:paragraph-rsid="0028b8cd" style:font-size-asian="11pt" style:font-size-complex="11pt"/>
    </style:style>
    <style:style style:name="P12" style:family="paragraph" style:parent-style-name="Standard">
      <style:text-properties style:font-name="FreeSans" fo:font-size="12pt" fo:language="fr" fo:country="FR" fo:font-style="normal" officeooo:paragraph-rsid="0028b8cd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ce93d8" loext:opacity="100%" style:font-name="FreeSans" fo:font-size="15pt" fo:language="fr" fo:country="FR" fo:font-weight="bold" officeooo:paragraph-rsid="0028b8cd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ce93d8" loext:opacity="100%"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16" style:family="paragraph" style:parent-style-name="Standard">
      <style:text-properties fo:color="#f48fb1" loext:opacity="100%" style:font-name="FreeSans" fo:font-size="24pt" fo:language="fr" fo:country="FR" fo:font-weight="bold" officeooo:paragraph-rsid="0028b8cd" style:font-size-asian="24pt" style:font-weight-asian="bold" style:font-size-complex="24pt" style:font-weight-complex="bold"/>
    </style:style>
    <style:style style:name="P17" style:family="paragraph" style:parent-style-name="Standard">
      <style:text-properties fo:color="#9fa8da" loext:opacity="100%" style:font-name="FreeSans" fo:font-size="13pt" fo:language="fr" fo:country="FR" fo:font-weight="bold" officeooo:paragraph-rsid="0028b8cd" style:font-size-asian="13pt" style:font-weight-asian="bold" style:font-size-complex="13pt" style:font-weight-complex="bold"/>
    </style:style>
    <style:style style:name="P18" style:family="paragraph" style:parent-style-name="Standard">
      <style:text-properties fo:color="#ffe082" loext:opacity="100%" style:font-name="FreeSans" fo:font-size="13pt" fo:language="fr" fo:country="FR" fo:font-style="italic" officeooo:rsid="0017333c" officeooo:paragraph-rsid="0028b8cd" style:font-size-asian="13pt" style:font-style-asian="italic" style:font-size-complex="13pt" style:font-style-complex="italic"/>
    </style:style>
    <style:style style:name="P19" style:family="paragraph" style:parent-style-name="Standard">
      <style:text-properties fo:color="#e16173" loext:opacity="100%" style:font-name="FreeSans" fo:font-size="28pt" fo:font-weight="bold" style:font-size-asian="28pt" style:font-weight-asian="bold" style:font-size-complex="28pt" style:font-weight-complex="bold"/>
    </style:style>
    <style:style style:name="P20" style:family="paragraph" style:parent-style-name="Standard" style:master-page-name="MP0">
      <style:paragraph-properties style:page-number="auto" fo:break-before="page"/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21" style:family="paragraph" style:parent-style-name="Standard">
      <style:text-properties style:font-name="FreeSans" fo:font-size="13pt" fo:language="fr" fo:country="FR" officeooo:paragraph-rsid="0028b8cd" style:font-size-asian="13pt" style:font-size-complex="13pt"/>
    </style:style>
    <style:style style:name="T1" style:family="text">
      <style:text-properties officeooo:rsid="0028b8cd"/>
    </style:style>
    <style:style style:name="T2" style:family="text">
      <style:text-properties style:text-underline-style="none"/>
    </style:style>
    <style:style style:name="T3" style:family="text">
      <style:text-properties fo:color="#a5d6a7" loext:opacity="100%" fo:font-weight="bold" style:font-weight-asian="bold" style:font-weight-complex="bold"/>
    </style:style>
    <style:style style:name="T4" style:family="text">
      <style:text-properties fo:color="#a5d6a7" loext:opacity="100%" fo:font-weight="bold" officeooo:rsid="0017333c" style:font-weight-asian="bold" style:font-weight-complex="bold"/>
    </style:style>
    <style:style style:name="T5" style:family="text">
      <style:text-properties fo:color="#a5d6a7" loext:opacity="100%" fo:font-weight="bold" officeooo:rsid="0017c866" style:font-weight-asian="bold" style:font-weight-complex="bold"/>
    </style:style>
    <style:style style:name="T6" style:family="text">
      <style:text-properties fo:color="#a5d6a7" loext:opacity="100%" fo:font-weight="bold" fo:background-color="transparent" loext:char-shading-value="0" style:font-weight-asian="bold" style:font-weight-complex="bold"/>
    </style:style>
    <style:style style:name="T7" style:family="text">
      <style:text-properties fo:color="#a5d6a7" loext:opacity="100%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9fa8da" loext:opacity="100%"/>
    </style:style>
    <style:style style:name="T10" style:family="text">
      <style:text-properties fo:color="#9fa8da" loext:opacity="100%" fo:font-weight="bold" style:font-weight-asian="bold" style:font-weight-complex="bold"/>
    </style:style>
    <style:style style:name="T11" style:family="text">
      <style:text-properties fo:color="#9fa8da" loext:opacity="100%" fo:font-weight="bold" officeooo:rsid="0015df7c" style:font-weight-asian="bold" style:font-weight-complex="bold"/>
    </style:style>
    <style:style style:name="T12" style:family="text">
      <style:text-properties fo:color="#9fa8da" loext:opacity="100%" fo:font-weight="bold" officeooo:rsid="0017333c" style:font-weight-asian="bold" style:font-weight-complex="bold"/>
    </style:style>
    <style:style style:name="T13" style:family="text">
      <style:text-properties fo:color="#9fa8da" loext:opacity="100%" fo:font-weight="bold" officeooo:rsid="0017c866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7c866" style:font-style-asian="italic" style:font-style-complex="italic"/>
    </style:style>
    <style:style style:name="T17" style:family="text">
      <style:text-properties fo:font-style="italic" officeooo:rsid="00186ed3" style:font-style-asian="italic" style:font-style-complex="italic"/>
    </style:style>
    <style:style style:name="T18" style:family="text">
      <style:text-properties fo:font-style="italic" officeooo:rsid="001973d4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ffcc80" loext:opacity="100%" fo:font-weight="bold" style:font-weight-asian="bold" style:font-weight-complex="bold"/>
    </style:style>
    <style:style style:name="T21" style:family="text">
      <style:text-properties fo:color="#ffcc80" loext:opacity="100%" fo:font-weight="bold" officeooo:rsid="0015df7c" style:font-weight-asian="bold" style:font-weight-complex="bold"/>
    </style:style>
    <style:style style:name="T22" style:family="text">
      <style:text-properties fo:color="#ffcc80" loext:opacity="100%" fo:font-weight="bold" officeooo:rsid="00163911" style:font-weight-asian="bold" style:font-weight-complex="bold"/>
    </style:style>
    <style:style style:name="T23" style:family="text">
      <style:text-properties fo:color="#ffcc80" loext:opacity="100%" fo:font-weight="bold" officeooo:rsid="0017333c" style:font-weight-asian="bold" style:font-weight-complex="bold"/>
    </style:style>
    <style:style style:name="T24" style:family="text">
      <style:text-properties fo:color="#ffcc80" loext:opacity="100%" fo:font-weight="bold" officeooo:rsid="0017c866" style:font-weight-asian="bold" style:font-weight-complex="bold"/>
    </style:style>
    <style:style style:name="T25" style:family="text">
      <style:text-properties fo:color="#ffcc80" loext:opacity="100%" style:text-underline-style="none" fo:font-weight="bold" style:font-weight-asian="bold" style:font-weight-complex="bold"/>
    </style:style>
    <style:style style:name="T26" style:family="text">
      <style:text-properties fo:color="#ffcc80" loext:opacity="100%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f06292" loext:opacity="100%" fo:font-weight="bold" style:font-weight-asian="bold" style:font-weight-complex="bold"/>
    </style:style>
    <style:style style:name="T28" style:family="text">
      <style:text-properties officeooo:rsid="0015df7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aa6c9"/>
    </style:style>
    <style:style style:name="T31" style:family="text">
      <style:text-properties fo:color="#ff7043" loext:opacity="100%"/>
    </style:style>
    <style:style style:name="T32" style:family="text">
      <style:text-properties fo:color="#ff7043" loext:opacity="100%" fo:font-weight="bold" style:font-weight-asian="bold" style:font-weight-complex="bold"/>
    </style:style>
    <style:style style:name="T33" style:family="text">
      <style:text-properties fo:color="#ff7043" loext:opacity="100%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color="#ff7043" loext:opacity="100%" style:text-underline-style="solid" style:text-underline-width="auto" style:text-underline-color="font-color" fo:font-weight="bold" officeooo:rsid="00163911" style:font-weight-asian="bold" style:font-weight-complex="bold"/>
    </style:style>
    <style:style style:name="T35" style:family="text">
      <style:text-properties fo:color="#ff7043" loext:opacity="100%" style:text-underline-style="none" fo:font-weight="bold" style:font-weight-asian="bold" style:font-weight-complex="bold"/>
    </style:style>
    <style:style style:name="T36" style:family="text">
      <style:text-properties officeooo:rsid="00163911"/>
    </style:style>
    <style:style style:name="T37" style:family="text">
      <style:text-properties fo:color="#c5e1a5" loext:opacity="100%" fo:font-weight="bold" style:font-weight-asian="bold" style:font-weight-complex="bold"/>
    </style:style>
    <style:style style:name="T38" style:family="text">
      <style:text-properties fo:color="#90caf9" loext:opacity="100%" fo:font-weight="bold" style:font-weight-asian="bold" style:font-weight-complex="bold"/>
    </style:style>
    <style:style style:name="T39" style:family="text">
      <style:text-properties style:text-position="super 58%" officeooo:rsid="00163911"/>
    </style:style>
    <style:style style:name="T40" style:family="text">
      <style:text-properties fo:color="#c5cae9" loext:opacity="100%" fo:font-weight="bold" style:font-weight-asian="bold" style:font-weight-complex="bold"/>
    </style:style>
    <style:style style:name="T41" style:family="text">
      <style:text-properties officeooo:rsid="0017333c"/>
    </style:style>
    <style:style style:name="T42" style:family="text">
      <style:text-properties officeooo:rsid="00186ed3"/>
    </style:style>
    <style:style style:name="T43" style:family="text">
      <style:text-properties officeooo:rsid="0017c866"/>
    </style:style>
    <style:style style:name="T4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5" style:family="text">
      <style:text-properties fo:color="#ffd54f" loext:opacity="100%"/>
    </style:style>
    <style:style style:name="T46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7" style:family="text">
      <style:text-properties officeooo:rsid="001973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5"/>
      <text:p text:style-name="P19">Thème <text:span text:style-name="T1">2</text:span>: Génétique et évolution</text:p>
      <text:p text:style-name="P15"/>
      <text:p text:style-name="P16"><text:span text:style-name="T2">Chapitre 3 :</text:span> Biologie évolutive des populations</text:p>
      <text:p text:style-name="P10"/>
      <text:p text:style-name="P3">La <text:span text:style-name="T3">succession des espèces </text:span><text:span text:style-name="T8">au fil des temps géologiques</text:span> est contrainte par l’<text:span text:style-name="T3">évolution des populations qui les composent</text:span>. Ces dernières sont soumises aux contraintes d’un <text:span text:style-name="T10">environnement changeant</text:span> et de <text:span text:style-name="T10">paramètres génétiques en constante mutation</text:span>.</text:p>
      <text:p text:style-name="P3"/>
      <text:p text:style-name="P3"><text:span text:style-name="T14">Problématique :</text:span> <text:span text:style-name="T15">Comment peut-on modéliser l’évolution des populations naturelles ?</text:span></text:p>
      <text:p text:style-name="P4">Comment définir une espèce et décrire son évolution ?</text:p>
      <text:p text:style-name="P10"/>
      <text:p text:style-name="P1"/>
      <text:p text:style-name="P1"/>
      <text:p text:style-name="P14">I. Modélisation mathématique de l’évolution des espèces</text:p>
      <text:p text:style-name="P3"/>
      <text:p text:style-name="P3">A la suite des travaux de Darwin, d’autres scientifiques ont cherché à décrire l’évolution des populations à l’aide d’équations. <text:span text:style-name="T20">Godfrey Harold Hardy</text:span> et <text:span text:style-name="T20">Wilhelm Weinberg</text:span> décrivent le <text:span text:style-name="T10">principe mathématique de l’évolution génétique des populations</text:span> (<text:span text:style-name="T15">théoriques</text:span>) connu sous le nom de <text:span text:style-name="T27">loi de Hardy-Weinberg</text:span> <text:span text:style-name="T28">qui montre une stabilité appelée </text:span><text:span text:style-name="T21">équilibre de Hardy-Weinberg</text:span><text:span text:style-name="T28">.</text:span></text:p>
      <text:p text:style-name="P10"/>
      <text:p text:style-name="P13">1) La loi de Hardy-Weinberg</text:p>
      <text:p text:style-name="P3">Le modèle s’applique <text:span text:style-name="T28">sur</text:span> des <text:span text:style-name="T20">populations d’eucaryotes à reproduction sexuée</text:span>: <text:span text:style-name="T10">- </text:span><text:span text:style-name="T11">t</text:span><text:span text:style-name="T10">aille de population infinie</text:span></text:p>
      <text:p text:style-name="P3"><text:span text:style-name="T10">- absence de migration,</text:span><text:span text:style-name="T11"> </text:span><text:span text:style-name="T10">de mutation, de sélection</text:span></text:p>
      <text:p text:style-name="P3"><text:span text:style-name="T10">- panmixie</text:span> (<text:span text:style-name="T7">reproduction au hasard sans sélection sexuelle</text:span>)</text:p>
      <text:p text:style-name="P3"/>
      <text:p text:style-name="P3">Sous ces conditions, il énonce que : </text:p>
      <text:p text:style-name="P3">- La <text:span text:style-name="T20">fréquence des allèles reste stable</text:span> d’une génération à l’autre.</text:p>
      <text:p text:style-name="P3">- La<text:span text:style-name="T20"> fréquence des génotypes</text:span> se <text:span text:style-name="T20">déduit directement de celle des phénotypes</text:span> observés et <text:span text:style-name="T20">demeure constante</text:span>.</text:p>
      <text:p text:style-name="P3"/>
      <text:p text:style-name="P11"/>
      <text:p text:style-name="P5">Ex : Pour un gène existant sous 2 allèles A et B</text:p>
      <text:p text:style-name="P6">On établit que <text:span text:style-name="T29">f(A) = p et f(B) = q</text:span> et comme pour ce gène il n’y a que 2 allèles, </text:p>
      <text:p text:style-name="P6"><text:span text:style-name="T29">f(A) + f(B) = 1 donc p + q = 1</text:span>.</text:p>
      <text:p text:style-name="P6"/>
      <text:p text:style-name="P7">En y rajoutant la fréquence des allèles <text:span text:style-name="T30">l</text:span>e tableau de croisement des gamètes portant les allèles de ce gène est le suivant : </text:p>
      <text:p text:style-name="P7"><text:soft-page-break/></text:p>
      <text:p text:style-name="P6"><text:span text:style-name="T30">L</text:span>es fréquences des allèles chez les différents zygotes (<text:span text:style-name="T15">descendants</text:span>) possibles sont : </text:p>
      <text:p text:style-name="P6">- <text:span text:style-name="T29">f(A) = f(A // A) + ½ f(A // B) = p² + ½ (2pq) = </text:span><text:span text:style-name="T32">p² + pq</text:span></text:p>
      <text:p text:style-name="P6">- <text:span text:style-name="T29">f(B) = f(B // B) + ½ f(A // B) = q² + ½ (2pq) = </text:span><text:span text:style-name="T32">q² + pq</text:span></text:p>
      <text:p text:style-name="P6"/>
      <text:p text:style-name="P6">Sachant que f<text:span text:style-name="T29">(A) + f(B) = 1</text:span>, donc <text:span text:style-name="T29">p + q = 1 =&gt; q = 1 - p et p = 1 – q</text:span>. </text:p>
      <text:p text:style-name="P8">f(A) = p² + pq = p² + p(1 - p) = <text:span text:style-name="T31">p² + p - p² = p</text:span></text:p>
      <text:p text:style-name="P8">f(B) = q² + pq = q² + q(1 - q) = <text:span text:style-name="T31">q² + q - q² = q</text:span></text:p>
      <text:p text:style-name="P6"/>
      <text:p text:style-name="P6">On en conclue donc que <text:span text:style-name="T20">les fréquences des allèles A et B chez les descendants</text:span> <text:span text:style-name="T10">sont identiques à celles chez les parents</text:span>. Cette population est <text:span text:style-name="T3">à l’équilibre de Hardy-Weinberg</text:span>.</text:p>
      <text:p text:style-name="P3"/>
      <text:p text:style-name="P3"/>
      <text:p text:style-name="P13">2) La théorie et la réalité</text:p>
      <text:p text:style-name="P3">Dans la nature, <text:span text:style-name="T20">trois forces évolutives majeures</text:span> s’appliquent aux espèces : </text:p>
      <text:p text:style-name="P17">- les mutations <text:span text:style-name="T36">et</text:span> la sélection naturelle</text:p>
      <text:p text:style-name="P17">- la dérive génétique</text:p>
      <text:p text:style-name="P17">- la sélection sexuelle</text:p>
      <text:p text:style-name="P3"/>
      <text:p text:style-name="P3">Ainsi, <text:span text:style-name="T20">l’équilibre de Hardy-Weinberg</text:span> n’est <text:span text:style-name="T37">quasiment jamais atteint</text:span> en pratique ce qui <text:span text:style-name="T38">valide l’existence de l’évolution des espèces</text:span>.</text:p>
      <text:p text:style-name="P10"/>
      <text:p text:style-name="P10"/>
      <text:p text:style-name="P10"/>
      <text:p text:style-name="P14">II. L’évolution des populations au cours du temps</text:p>
      <text:p text:style-name="P3"><text:span text:style-name="T33">Evolution :</text:span> <text:span text:style-name="T3">ensemble des mécanismes</text:span> par lesquels les <text:span text:style-name="T10">populations varient</text:span>, les <text:span text:style-name="T10">espèces naissent</text:span>, se <text:span text:style-name="T10">transforment</text:span> et <text:span text:style-name="T10">disparaissent</text:span>.</text:p>
      <text:p text:style-name="P3"><text:span text:style-name="T34">P</text:span><text:span text:style-name="T33">opulation :</text:span><text:span text:style-name="T32"> </text:span>un <text:span text:style-name="T10">ensemble d’individus</text:span> d’une <text:span text:style-name="T10">même espèce</text:span> qui n’ont <text:span text:style-name="T6">pas les mêmes combinaisons alléliques</text:span>.</text:p>
      <text:p text:style-name="P3"><text:span text:style-name="T34">S</text:span><text:span text:style-name="T33">élection naturelle :</text:span> <text:span text:style-name="T9">l’</text:span><text:span text:style-name="T10">évolution</text:span> de la <text:span text:style-name="T3">fréquence des allèles</text:span> donnant un <text:span text:style-name="T10">avantage (ou désavantage) sélectif</text:span>.</text:p>
      <text:p text:style-name="P10"/>
      <text:p text:style-name="P13">1) La sélection naturelle</text:p>
      <text:p text:style-name="P3">Les fréquences des allèles avantageux augmenteront au fil des générations (dans des </text:p>
      <text:p text:style-name="P3">conditions environnementales fixes) et inversement; concept <text:span text:style-name="T36">de</text:span>Darwin <text:span text:style-name="T36">au 19</text:span><text:span text:style-name="T39">e</text:span><text:span text:style-name="T36"> siecle</text:span>.</text:p>
      <text:p text:style-name="P3"/>
      <text:p text:style-name="P3">En effet, les <text:span text:style-name="T20">individus </text:span><text:span text:style-name="T22">au</text:span><text:span text:style-name="T20"> phénotype favorisé</text:span> auront un <text:span text:style-name="T3">meilleur taux de survie</text:span> et un <text:span text:style-name="T3">plus grand nombre de descendants</text:span> (<text:span text:style-name="T15">meilleure fertilité</text:span>) et pourront <text:span text:style-name="T40">éventuellement constituer une nouvelle espèce</text:span>.</text:p>
      <text:p text:style-name="P3"/>
      <text:p text:style-name="P4"><text:span text:style-name="T14">Ex :</text:span><text:span text:style-name="T2"> Le</text:span>s pinsons de Darwin, la phalène du bouleau...</text:p>
      <text:p text:style-name="P10"/>
      <text:p text:style-name="P13">2) La dérive génétique</text:p>
      <text:p text:style-name="P3"><text:span text:style-name="T33">Dérive génétique :</text:span> <text:span text:style-name="T10">variations aléatoires</text:span> de la <text:span text:style-name="T3">fréquence des allèles neutres</text:span> <text:span text:style-name="T10">dans une population ou une espèce</text:span>.</text:p>
      <text:p text:style-name="P3"/>
      <text:p text:style-name="P3"><text:span text:style-name="T41">La </text:span><text:span text:style-name="T12">dérive génétique</text:span> <text:span text:style-name="T41">c’est des </text:span><text:span text:style-name="T4">v</text:span><text:span text:style-name="T3">ariations imprévisibles</text:span> <text:span text:style-name="T41">et donc </text:span><text:span text:style-name="T3">forte</text:span><text:span text:style-name="T4">s</text:span><text:span text:style-name="T3"> dans les petites populations</text:span> isolées du reste de l’espèce. <text:span text:style-name="T41">Cela </text:span>peut conduire à la <text:soft-page-break/><text:span text:style-name="T20">disparition ou la fixation de certains allèles</text:span>. <text:span text:style-name="T41">Cela</text:span> génère une <text:span text:style-name="T10">diminution de la diversité génétique</text:span> et <text:span text:style-name="T3">contrebalance l’effet des mutations</text:span>.</text:p>
      <text:p text:style-name="P6"/>
      <text:p text:style-name="P12">La colonisation d’un milieu par un petit groupe isolé d’individus conduit à la formation rapide d’un ensemble génétiquement unique en raison de la dérive génétique et de l’effet fondateur (sélection au hasard d’un petit groupe avec un pool allélique donné). Cette population pourra, à long terme, évoluer en une nouvelle espèce.</text:p>
      <text:p text:style-name="P10"/>
      <text:p text:style-name="P10"/>
      <text:p text:style-name="P10"/>
      <text:p text:style-name="P14">III. La notion d’espèce</text:p>
      <text:p text:style-name="P13">1) Historique de la notion d’espèce</text:p>
      <text:p text:style-name="P3">L’espèce est un concept dont la <text:span text:style-name="T20">déf</text:span><text:span text:style-name="T23">inition</text:span><text:span text:style-name="T20"> fait l’objet de nombreux débats</text:span>, on compte jusqu’à 22 déf<text:span text:style-name="T41">initions </text:span>différentes. On parle donc de <text:span text:style-name="T32">concepts d’espèce</text:span> et ceux-ci ne peuvent s’appliquer de façon universelle.</text:p>
      <text:p text:style-name="P3"/>
      <text:p text:style-name="P9">Voici quelques exemples :</text:p>
      <text:p text:style-name="P18">mdr jsp ou sont les exemples y avait rien écris sur les diapos :P</text:p>
      <text:p text:style-name="P3"/>
      <text:p text:style-name="P13">2) Définir le concept d’espèce</text:p>
      <text:p text:style-name="P3">La<text:span text:style-name="T3"> diversité du vivant </text:span>est décrite comme la <text:span text:style-name="T20">diversité des </text:span><text:span text:style-name="T24">espèces</text:span> que l’on définit selon <text:span text:style-name="T10">2 grands critères</text:span> :</text:p>
      <text:p text:style-name="P3"/>
      <text:p text:style-name="P3">- La <text:span text:style-name="T20">ressemblance</text:span> ou <text:span text:style-name="T20">déf</text:span><text:span text:style-name="T24">inition</text:span><text:span text:style-name="T20"> typologique de l’espèce</text:span> :</text:p>
      <text:p text:style-name="P3"><text:span text:style-name="T42">L</text:span>es <text:span text:style-name="T10">individus d’une même </text:span><text:span text:style-name="T13">espèce</text:span> se <text:span text:style-name="T10">ressemblent</text:span> <text:span text:style-name="T10">+ entre eux</text:span> qu’aux individus d’une autre <text:span text:style-name="T43">espèce.</text:span></text:p>
      <text:p text:style-name="P3"><text:span text:style-name="T44">Limite :</text:span> <text:span text:style-name="T15">dimorphisme sexuel, mimétisme, </text:span><text:span text:style-name="T16">espèces</text:span><text:span text:style-name="T15"> Jumelles...</text:span></text:p>
      <text:p text:style-name="P3"/>
      <text:p text:style-name="P3">- <text:span text:style-name="T43">L</text:span>’<text:span text:style-name="T20">interfécondité </text:span>ou <text:span text:style-name="T20">définition biologique de l’espèce</text:span> :</text:p>
      <text:p text:style-name="P3">2 individus sont <text:span text:style-name="T10">de la même </text:span><text:span text:style-name="T13">espèce</text:span> s’ils <text:span text:style-name="T10">peuvent se reproduire entre eux</text:span> si leur <text:span text:style-name="T10">descendance est fertile</text:span>.</text:p>
      <text:p text:style-name="P3"><text:span text:style-name="T14">Limite :</text:span> <text:span text:style-name="T15">tous les hybrides interspécifiques fertiles</text:span></text:p>
      <text:p text:style-name="P3"/>
      <text:p text:style-name="P3">Ces limites montrent qu’il faut inclure <text:span text:style-name="T10">2 éléments supplémentaires dans la notion d’espèce</text:span> : </text:p>
      <text:p text:style-name="P3"/>
      <text:p text:style-name="P3">- Une <text:span text:style-name="T20">définition écologique</text:span> : une <text:span text:style-name="T3">population séparée dans l’espace au sein d’une niche écologique donnée</text:span>.</text:p>
      <text:p text:style-name="P3">- Une <text:span text:style-name="T20">définition évolutive</text:span> : une <text:span text:style-name="T3">population isolée dans le temps</text:span> <text:span text:style-name="T3">assez longtemps</text:span> <text:span text:style-name="T3">bien que puissent encore exister des hybrides fertiles ou stériles</text:span>.</text:p>
      <text:p text:style-name="P3"/>
      <text:p text:style-name="P3"><text:span text:style-name="T33">Une espèce :</text:span> <text:span text:style-name="T42">est </text:span>donc une <text:span text:style-name="T38">population d’individus suffisamment isolés génétiquement des autres populations</text:span>.</text:p>
      <text:p text:style-name="P10"/>
      <text:p text:style-name="P10"/>
      <text:p text:style-name="P14">IV. Séquençage de l’ADN et étude des espèces</text:p>
      <text:p text:style-name="P10"/>
      <text:p text:style-name="P3">L’application du <text:span text:style-name="T10">séquençage haute fréquence</text:span> à un <text:span text:style-name="T20">échantillon prélevé dans un milieu naturel </text:span>(flaque d’eau par ex.) permet <text:span text:style-name="T10">d’identifier et regrouper</text:span> les <text:span text:style-name="T20">individus possédant des génomes proches</text:span>.</text:p>
      <text:p text:style-name="P3"><text:soft-page-break/></text:p>
      <text:p text:style-name="P3">On a ainsi pu identifier des <text:span text:style-name="T20">groupes d’individus assez isolés génétiquement</text:span> les uns des autres et constituant donc potentiellement de nouvelles espèces. <text:span text:style-name="T10">D’autres critères sont cependant aussi à considérer</text:span> pour parler d’événement de spéciation. </text:p>
      <text:p text:style-name="P3"/>
      <text:p text:style-name="P3"><text:span text:style-name="T33">Spéciation :</text:span> <text:span text:style-name="T3">apparition d’une nouvelle </text:span><text:span text:style-name="T5">espèce</text:span> <text:span text:style-name="T10">à partir d’une population isolée reproductivement de</text:span> l’<text:span text:style-name="T20">espèce Ancestrale</text:span>.</text:p>
      <text:p text:style-name="P3"/>
      <text:p text:style-name="P14">Conclusion</text:p>
      <text:p text:style-name="P10"/>
      <text:p text:style-name="P3"><text:span text:style-name="T10">L’évolution des populations</text:span> au <text:span text:style-name="T10">sein des espèces</text:span> a lieu <text:span text:style-name="T3">sous la contrainte de l’environnement</text:span> et de <text:span text:style-name="T3">facteurs génétiques internes</text:span>. Elle ne suit qu’<text:span text:style-name="T10">exceptionnellement la loi de Hardy-Weinberg</text:span> tant les contraintes de cette dernière sont fortes. La démocratisation des <text:span text:style-name="T20">techniques de séquençage moderne de l’ADN </text:span>ouvre <text:span text:style-name="T10">tout un champ des possibles à l’étude très fine de ces populations</text:span>.</text:p>
      <text:p text:style-name="P10"/>
      <text:p text:style-name="P10"/>
      <text:p text:style-name="P14">V. Diversification non génétique du vivant</text:p>
      <text:p text:style-name="P10"/>
      <text:p text:style-name="P3">Le <text:span text:style-name="T20">phénotype des individus</text:span> peut être <text:span text:style-name="T10">étendu par des associations</text:span> avec d’<text:span text:style-name="T10">autres êtres vivants</text:span> selon <text:span text:style-name="T3">2 modalités</text:span> :</text:p>
      <text:p text:style-name="P3"/>
      <text:p text:style-name="P3">- <text:span text:style-name="T33">La symbiose :</text:span> <text:span text:style-name="T20">chaque partenaire</text:span><text:span text:style-name="T45"> </text:span><text:span text:style-name="T10">apporte ses gènes et capacités</text:span> à l’autre <text:span text:style-name="T42">ce qui permet</text:span>:</text:p>
      <text:p text:style-name="P3"><text:tab/>- d’<text:span text:style-name="T3">améliorer leurs capacités de protection </text:span>(<text:span text:style-name="T15">microbiote</text:span>)</text:p>
      <text:p text:style-name="P3"><text:tab/>- <text:span text:style-name="T42">d’</text:span><text:span text:style-name="T3">apporter de nouvelles fonctions</text:span> (<text:span text:style-name="T15">photosynthèse </text:span><text:span text:style-name="T17">-&gt;</text:span><text:span text:style-name="T15"> ver plat de Roscoff</text:span>)</text:p>
      <text:p text:style-name="P3"><text:tab/>- <text:span text:style-name="T42">de</text:span> <text:span text:style-name="T3">favoriser l’adaptation au milieu</text:span> (<text:span text:style-name="T15">acacias</text:span>).</text:p>
      <text:p text:style-name="P3"/>
      <text:p text:style-name="P3">- <text:span text:style-name="T33">Les relations nuisibles :</text:span></text:p>
      <text:p text:style-name="P3"><text:span text:style-name="T35"><text:tab/></text:span><text:span text:style-name="T46">- </text:span><text:span text:style-name="T25">l</text:span><text:span text:style-name="T20">e parasitisme</text:span> peut <text:span text:style-name="T3">modifier le comportement de certains animaux</text:span> (<text:span text:style-name="T15">fourmis zombie</text:span>)</text:p>
      <text:p text:style-name="P3"><text:tab/>- une <text:span text:style-name="T20">modification du microbiote</text:span> peut <text:span text:style-name="T3">favoriser l’apparition de maladies chroniques et de l’obésité</text:span>.</text:p>
      <text:p text:style-name="P3"/>
      <text:p text:style-name="P3">Certains animaux <text:span text:style-name="T10">récupèrent et utilisent</text:span> des <text:span text:style-name="T3">éléments de leur environnement</text:span> ce qui <text:span text:style-name="T3">modifie leur phénotype</text:span> : </text:p>
      <text:p text:style-name="P3"><text:tab/>- <text:span text:style-name="T10">construction d’habitat</text:span> (<text:span text:style-name="T15">fourreaux des trichoptères</text:span>)</text:p>
      <text:p text:style-name="P3"><text:tab/>- <text:span text:style-name="T10">parures</text:span> (<text:span text:style-name="T15">chez l’Homme</text:span>)</text:p>
      <text:p text:style-name="P3"><text:tab/>- <text:span text:style-name="T10">parades nuptiales</text:span></text:p>
      <text:p text:style-name="P3"><text:span text:style-name="T47"><text:tab/></text:span><text:span text:style-name="T18">etc...</text:span></text:p>
      <text:p text:style-name="P3"/>
      <text:p text:style-name="P3"><text:span text:style-name="T10">Ces comportements favorisent</text:span> l’<text:span text:style-name="T20">attractivité sexuelle</text:span> (<text:span text:style-name="T15">résultat de la </text:span><text:span text:style-name="T19">sélection sexuelle</text:span>) ou l’<text:span text:style-name="T20">échappement face aux prédateurs</text:span>.</text:p>
      <text:p text:style-name="P3"/>
      <text:p text:style-name="P3">Le dernier <text:span text:style-name="T10">élément de diversification</text:span> est la <text:span text:style-name="T20">transmission culturelle</text:span> de génération en génération ou entre contemporains : <text:span text:style-name="T15">chant des oiseaux, utilisation d’outils chez les primates, langues humaines…</text:span></text:p>
      <text:p text:style-name="P3"><text:soft-page-break/>Leur <text:span text:style-name="T10">évolution</text:span> est <text:span text:style-name="T3">spécifique à chaque population</text:span>, <text:span text:style-name="T10">suit les mécanismes de la sélection naturelle et la dérive génétique</text:span> et <text:span text:style-name="T20">peut contribuer à une limitation des échanges entre populations donc </text:span><text:span text:style-name="T26">in fine</text:span><text:span text:style-name="T20"> leur spéciation</text:span>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yle_20_de_20_dessin_20_par_20_défaut" style:display-name="Style de dessin par défaut" style:family="paragraph">
      <style:paragraph-properties style:line-height-at-least="0.139in" fo:hyphenation-ladder-count="no-limit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ext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Titre_20_A4" style:display-name="Titre A4" style:family="paragraph" style:parent-style-name="A4">
      <style:paragraph-properties fo:hyphenation-ladder-count="no-limit"/>
      <style:text-properties fo:font-size="43.5pt" style:font-size-asian="43.5pt" fo:hyphenate="false" loext:hyphenation-no-caps="false"/>
    </style:style>
    <style:style style:name="En-tête_20_A4" style:display-name="En-tête A4" style:family="paragraph" style:parent-style-name="A4">
      <style:paragraph-properties fo:hyphenation-ladder-count="no-limit"/>
      <style:text-properties fo:font-size="24pt" style:font-size-asian="24pt" fo:hyphenate="false" loext:hyphenation-no-caps="false"/>
    </style:style>
    <style:style style:name="Texte_20_A4" style:display-name="Texte A4" style:family="paragraph" style:parent-style-name="A4">
      <style:paragraph-properties fo:hyphenation-ladder-count="no-limit"/>
      <style:text-properties fo:hyphenate="false" loext:hyphenation-no-caps="false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/>
    </style:style>
    <style:style style:name="Titre_20_A0" style:display-name="Titre A0" style:family="paragraph" style:parent-style-name="A0">
      <style:paragraph-properties fo:hyphenation-ladder-count="no-limit"/>
      <style:text-properties fo:font-size="95.5pt" style:font-size-asian="95.5pt" fo:hyphenate="false" loext:hyphenation-no-caps="false"/>
    </style:style>
    <style:style style:name="En-tête_20_A0" style:display-name="En-tête A0" style:family="paragraph" style:parent-style-name="A0">
      <style:paragraph-properties fo:hyphenation-ladder-count="no-limit"/>
      <style:text-properties fo:font-size="71.5pt" style:font-size-asian="71.5pt" fo:hyphenate="false" loext:hyphenation-no-caps="false"/>
    </style:style>
    <style:style style:name="Texte_20_A0" style:display-name="Texte A0" style:family="paragraph" style:parent-style-name="A0">
      <style:paragraph-properties fo:hyphenation-ladder-count="no-limit"/>
      <style:text-properties fo:hyphenate="false" loext:hyphenation-no-caps="false"/>
    </style:style>
    <style:style style:name="Image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Formes" style:family="paragraph" style:parent-style-name="Image">
      <style:paragraph-properties fo:hyphenation-ladder-count="no-limit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/>
    </style:style>
    <style:style style:name="Plein" style:family="paragraph" style:parent-style-name="Formes">
      <style:paragraph-properties fo:hyphenation-ladder-count="no-limit"/>
      <style:text-properties fo:hyphenate="false" loext:hyphenation-no-caps="false"/>
    </style:style>
    <style:style style:name="Plein_20_bleu" style:display-name="Plein bleu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vert" style:display-name="Plein vert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rouge" style:display-name="Plein roug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jaune" style:display-name="Plein jaun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Contour" style:family="paragraph" style:parent-style-name="Formes">
      <style:paragraph-properties fo:hyphenation-ladder-count="no-limit"/>
      <style:text-properties fo:hyphenate="false" loext:hyphenation-no-caps="false"/>
    </style:style>
    <style:style style:name="Contour_20_bleu" style:display-name="Contour bleu" style:family="paragraph" style:parent-style-name="Contour">
      <style:paragraph-properties fo:hyphenation-ladder-count="no-limit"/>
      <style:text-properties fo:color="#355269" loext:opacity="100%" fo:hyphenate="false" loext:hyphenation-no-caps="false"/>
    </style:style>
    <style:style style:name="Contour_20_vert" style:display-name="Contour vert" style:family="paragraph" style:parent-style-name="Contour">
      <style:paragraph-properties fo:hyphenation-ladder-count="no-limit"/>
      <style:text-properties fo:color="#127622" loext:opacity="100%" fo:hyphenate="false" loext:hyphenation-no-caps="false"/>
    </style:style>
    <style:style style:name="Contour_20_rouge" style:display-name="Contour rouge" style:family="paragraph" style:parent-style-name="Contour">
      <style:paragraph-properties fo:hyphenation-ladder-count="no-limit"/>
      <style:text-properties fo:color="#c9211e" loext:opacity="100%" fo:hyphenate="false" loext:hyphenation-no-caps="false"/>
    </style:style>
    <style:style style:name="Contour_20_jaune" style:display-name="Contour jaune" style:family="paragraph" style:parent-style-name="Contour">
      <style:paragraph-properties fo:hyphenation-ladder-count="no-limit"/>
      <style:text-properties fo:color="#b47804" loext:opacity="100%" fo:hyphenate="false" loext:hyphenation-no-caps="false"/>
    </style:style>
    <style:style style:name="Lignes" style:family="paragraph" style:parent-style-name="Image">
      <style:paragraph-properties fo:hyphenation-ladder-count="no-limit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/>
    </style:style>
    <style:style style:name="Ligne_20_fléchée" style:display-name="Ligne fléchée" style:family="paragraph" style:parent-style-name="Lignes">
      <style:paragraph-properties fo:hyphenation-ladder-count="no-limit"/>
      <style:text-properties fo:hyphenate="false" loext:hyphenation-no-caps="false"/>
    </style:style>
    <style:style style:name="Ligne_20_en_20_pointillés" style:display-name="Ligne en pointillés" style:family="paragraph" style:parent-style-name="Lignes">
      <style:paragraph-properties fo:hyphenation-ladder-count="no-limit"/>
      <style:text-properties fo:hyphenate="false" loext:hyphenation-no-caps="false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/>
      <style:text-properties fo:hyphenate="false" loext:hyphenation-no-caps="false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/>
      <style:text-properties fo:hyphenate="false" loext:hyphenation-no-caps="false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/>
      <style:text-properties fo:hyphenate="false" loext:hyphenation-no-caps="false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/>
      <style:text-properties fo:hyphenate="false" loext:hyphenation-no-caps="false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objekte" style:display-name="Diapositive de titre~LT~Hintergrundobjekte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" style:display-name="Diapositive de titre~LT~Hintergr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efault" style:family="paragraph">
      <style:paragraph-properties style:line-height-at-least="0.139in" fo:hyphenation-ladder-count="no-limit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gray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s_20_d_27_arrière-plan" style:display-name="Objets d'arrière-plan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Arrière-plan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Notes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Plan_20_6" style:display-name="Plan 6" style:family="paragraph" style:parent-style-name="Plan_20_5">
      <style:paragraph-properties fo:hyphenation-ladder-count="no-limit"/>
      <style:text-properties fo:hyphenate="false" loext:hyphenation-no-caps="false"/>
    </style:style>
    <style:style style:name="Plan_20_7" style:display-name="Plan 7" style:family="paragraph" style:parent-style-name="Plan_20_6">
      <style:paragraph-properties fo:hyphenation-ladder-count="no-limit"/>
      <style:text-properties fo:hyphenate="false" loext:hyphenation-no-caps="false"/>
    </style:style>
    <style:style style:name="Plan_20_8" style:display-name="Plan 8" style:family="paragraph" style:parent-style-name="Plan_20_7">
      <style:paragraph-properties fo:hyphenation-ladder-count="no-limit"/>
      <style:text-properties fo:hyphenate="false" loext:hyphenation-no-caps="false"/>
    </style:style>
    <style:style style:name="Plan_20_9" style:display-name="Plan 9" style:family="paragraph" style:parent-style-name="Plan_20_8">
      <style:paragraph-properties fo:hyphenation-ladder-count="no-limit"/>
      <style:text-properties fo:hyphenate="false" loext:hyphenation-no-caps="false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/>
      <style:text-properties fo:hyphenate="false" loext:hyphenation-no-caps="false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/>
      <style:text-properties fo:hyphenate="false" loext:hyphenation-no-caps="false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/>
      <style:text-properties fo:hyphenate="false" loext:hyphenation-no-caps="false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/>
      <style:text-properties fo:hyphenate="false" loext:hyphenation-no-caps="false"/>
    </style:style>
    <style:style style:name="Titre_20_et_20_contenu_7e_LT_7e_Titel" style:display-name="Titre et contenu~LT~Titel" style:family="paragraph">
      <style:paragraph-properties style:line-height-at-least="0.139in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objekte" style:display-name="Titre et contenu~LT~Hintergrundobjekte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" style:display-name="Titre et contenu~LT~Hintergr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212121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212121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212121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1-15T16:49:00Z</meta:creation-date>
    <dc:date>2024-06-15T14:31:04.490498635</dc:date>
    <meta:editing-cycles>58</meta:editing-cycles>
    <meta:editing-duration>PT59M4S</meta:editing-duration>
    <meta:document-statistic meta:table-count="0" meta:image-count="0" meta:object-count="0" meta:page-count="5" meta:paragraph-count="84" meta:word-count="1259" meta:character-count="7813" meta:non-whitespace-character-count="6630"/>
    <meta:template xlink:type="simple" xlink:actuate="onRequest" xlink:title="" xlink:href="Normal.dotm"/>
  </office:meta>
</office:document-meta>
</file>